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46100000348658F3056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16.5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5pt" style:font-size-asian="15pt" style:font-size-complex="15pt"/>
    </style:style>
    <style:style style:name="P2" style:family="paragraph">
      <style:paragraph-properties fo:text-align="center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cm" svg:height="1.5cm" svg:x="3.2cm" svg:y="18.1cm">
          <text:p text:style-name="P1"><text:span text:style-name="T1">Delete Item To Order box after clicking on Delete from the </text:span></text:p>
          <text:p text:style-name="P1"><text:span text:style-name="T1">Manage Order box (The items ordered will be shown in the table)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2.888cm" svg:height="16.394cm" svg:x="2.212cm" svg:y="1.006cm">
          <draw:image xlink:href="Pictures/100002010000046100000348658F305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5T20:50:45.458000000</meta:creation-date>
    <dc:date>2015-03-05T21:19:43.131000000</dc:date>
    <meta:editing-duration>PT28M54S</meta:editing-duration>
    <meta:editing-cycles>12</meta:editing-cycles>
    <meta:generator>LibreOffice/4.3.2.2$Windows_x86 LibreOffice_project/edfb5295ba211bd31ad47d0bad0118690f76407d</meta:generator>
    <meta:document-statistic meta:object-count="2"/>
  </office:meta>
</office:document-meta>
</file>